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5a822" officeooo:paragraph-rsid="0005a822"/>
    </style:style>
    <style:style style:name="P2" style:family="paragraph" style:parent-style-name="Standard">
      <style:paragraph-properties fo:text-align="center" style:justify-single-word="false"/>
      <style:text-properties fo:language="es" fo:country="ES" fo:font-weight="bold" officeooo:rsid="0005a822" officeooo:paragraph-rsid="0005a822" style:font-weight-asian="bold" style:font-weight-complex="bold"/>
    </style:style>
    <style:style style:name="P3" style:family="paragraph" style:parent-style-name="Standard">
      <style:text-properties fo:language="es" fo:country="ES" officeooo:rsid="00063dd5" officeooo:paragraph-rsid="00063dd5"/>
    </style:style>
    <style:style style:name="P4" style:family="paragraph" style:parent-style-name="Standard">
      <style:text-properties fo:language="es" fo:country="ES" officeooo:rsid="000752ce" officeooo:paragraph-rsid="000752ce"/>
    </style:style>
    <style:style style:name="P5" style:family="paragraph" style:parent-style-name="Standard">
      <style:text-properties fo:language="es" fo:country="ES" officeooo:rsid="000752ce" officeooo:paragraph-rsid="0008e70f"/>
    </style:style>
    <style:style style:name="P6" style:family="paragraph" style:parent-style-name="Standard">
      <style:text-properties fo:language="es" fo:country="ES" officeooo:rsid="0008e70f" officeooo:paragraph-rsid="0008e70f"/>
    </style:style>
    <style:style style:name="P7" style:family="paragraph" style:parent-style-name="Standard">
      <style:text-properties fo:language="es" fo:country="ES" officeooo:rsid="000b6e4b" officeooo:paragraph-rsid="000b6e4b"/>
    </style:style>
    <style:style style:name="P8" style:family="paragraph" style:parent-style-name="Standard">
      <style:text-properties fo:language="es" fo:country="ES" officeooo:rsid="000bc098" officeooo:paragraph-rsid="000bc098"/>
    </style:style>
    <style:style style:name="P9" style:family="paragraph" style:parent-style-name="Standard">
      <style:text-properties fo:language="es" fo:country="ES" officeooo:rsid="000cc9d4" officeooo:paragraph-rsid="000cc9d4"/>
    </style:style>
    <style:style style:name="P10" style:family="paragraph" style:parent-style-name="Standard">
      <style:text-properties fo:language="es" fo:country="ES" officeooo:rsid="000efaa1" officeooo:paragraph-rsid="000efaa1"/>
    </style:style>
    <style:style style:name="P11" style:family="paragraph" style:parent-style-name="Standard">
      <style:text-properties fo:language="es" fo:country="ES" officeooo:rsid="0010560a" officeooo:paragraph-rsid="0010560a"/>
    </style:style>
    <style:style style:name="T1" style:family="text">
      <style:text-properties officeooo:rsid="00063dd5"/>
    </style:style>
    <style:style style:name="T2" style:family="text">
      <style:text-properties officeooo:rsid="0008e70f"/>
    </style:style>
    <style:style style:name="T3" style:family="text">
      <style:text-properties officeooo:rsid="000d5dfc"/>
    </style:style>
    <style:style style:name="T4" style:family="text">
      <style:text-properties officeooo:rsid="001056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zmeFelizBot “Creación de un Bot con IA”</text:p>
      <text:p text:style-name="P1"/>
      <text:p text:style-name="P1"/>
      <text:p text:style-name="P1">Vamos a tomar el proyecto ML4K hazmefeliz como base para este reto.</text:p>
      <text:p text:style-name="P1">Primeramente creamos un nuevo directorio llamado hazmefelizBot</text:p>
      <text:p text:style-name="P1"/>
      <text:p text:style-name="P1">mkdir hazmefelizBot</text:p>
      <text:p text:style-name="P1">cd hazmefelizBot</text:p>
      <text:p text:style-name="P1"/>
      <text:p text:style-name="P1">Inicializamos git <text:span text:style-name="T1">para crear el repositorio local</text:span></text:p>
      <text:p text:style-name="P1"/>
      <text:p text:style-name="P3">git init</text:p>
      <text:p text:style-name="P3"/>
      <text:p text:style-name="P3">Creamos el repositorio en github y lo agregamos a nuestro repositorio local</text:p>
      <text:p text:style-name="P3"/>
      <text:p text:style-name="P3">git remote “Url del repositorio”</text:p>
      <text:p text:style-name="P3"/>
      <text:p text:style-name="P3">Sincronizamos el repositorio local con el remoto</text:p>
      <text:p text:style-name="P3"/>
      <text:p text:style-name="P3">git pull origin master</text:p>
      <text:p text:style-name="P3">git push origin master</text:p>
      <text:p text:style-name="P3"/>
      <text:p text:style-name="P3">Ahora creamos el entorno virtual con el que vamos a trabajar</text:p>
      <text:p text:style-name="P3"/>
      <text:p text:style-name="P3">python3 -m venv venv</text:p>
      <text:p text:style-name="P3"/>
      <text:p text:style-name="P3">Comprobamos con git status que está todo sincronizado.</text:p>
      <text:p text:style-name="P3"/>
      <text:p text:style-name="P3">Ahora vamos a coger como base del proyecto los archivos del proyecto hazmefeliz de ML4K que hicimos anteriormente. Copiamos los archivos en nuestra carpeta.</text:p>
      <text:p text:style-name="P3"/>
      <text:p text:style-name="P3">Añadimos los archivos al repositorio local</text:p>
      <text:p text:style-name="P3"/>
      <text:p text:style-name="P3">git add .</text:p>
      <text:p text:style-name="P3"/>
      <text:p text:style-name="P3">Realizamos un primer commit</text:p>
      <text:p text:style-name="P3"/>
      <text:p text:style-name="P3">git commit -am “Iniciamos el proyecto con la base hazme feliz”</text:p>
      <text:p text:style-name="P3"/>
      <text:p text:style-name="P3">Sincronizamos</text:p>
      <text:p text:style-name="P3"/>
      <text:p text:style-name="P3">git pull origin master</text:p>
      <text:p text:style-name="P3">git push origin master</text:p>
      <text:p text:style-name="P3"/>
      <text:p text:style-name="P4">Activamos el entorno virtual</text:p>
      <text:p text:style-name="P4">Linux: source venv/bin/activate</text:p>
      <text:p text:style-name="P4">Windows: ./venv/scripts/activate</text:p>
      <text:p text:style-name="P4"/>
      <text:p text:style-name="P4">Instalamos las dependencias que ya teníamos en el archivo requirements.txt que creamos en el proyecto base.</text:p>
      <text:p text:style-name="P4"/>
      <text:p text:style-name="P4">pip install -r requirements.txt</text:p>
      <text:p text:style-name="P6"><text:soft-page-break/>Instalamos las dependencias para la programación de Bots de Telegram.</text:p>
      <text:p text:style-name="P6"/>
      <text:p text:style-name="P6">Pip install python-telegram-bot –upgrade</text:p>
      <text:p text:style-name="P6"/>
      <text:p text:style-name="P6">Y cuando se haya instalado lo vamos a agregar al archivo requirements.txt</text:p>
      <text:p text:style-name="P6"/>
      <text:p text:style-name="P6">pip freeze → requirements.txt</text:p>
      <text:p text:style-name="P6"/>
      <text:p text:style-name="P6">Ya tenemos nuestro archivo requirements.txt para próximos proyectos que queramos usar ML4K y Bot telegram. </text:p>
      <text:p text:style-name="P5"/>
      <text:p text:style-name="P3">Comenzamos a realizar <text:span text:style-name="T2">las modificaciones para integrarlo con el bot</text:span></text:p>
      <text:p text:style-name="P7">Primeramente añadir las librerías necesarias para conectar con el bot</text:p>
      <text:p text:style-name="P7"/>
      <text:p text:style-name="P7">import logging → para crer logs del sistema</text:p>
      <text:p text:style-name="P7">from telegram.ext import Updater, CallbackContext, CommandHandler, MessageHandler</text:p>
      <text:p text:style-name="P7">from telegram import Update</text:p>
      <text:p text:style-name="P7"/>
      <text:p text:style-name="P7">También crearemos un archivo que no se debe sincronizar con el repositorio en github, ya que tendrá nuestro Token del API Bot. </text:p>
      <text:p text:style-name="P7"/>
      <text:p text:style-name="P7">Nano constantes.py</text:p>
      <text:p text:style-name="P7">API_KEY = “nuestro token”</text:p>
      <text:p text:style-name="P7"/>
      <text:p text:style-name="P7">En este archivo podemos insertar claves y otra información que no queremos sea accesible desde el repositorio. </text:p>
      <text:p text:style-name="P7"/>
      <text:p text:style-name="P7">Agregamos el archivo a .gitignore</text:p>
      <text:p text:style-name="P7"/>
      <text:p text:style-name="P7">Y recordar siempre actualizar el repositorio con cada cambio importante.</text:p>
      <text:p text:style-name="P7"/>
      <text:p text:style-name="P7">Git status</text:p>
      <text:p text:style-name="P7">git commit -am “agregamos nuevos datos al programa”</text:p>
      <text:p text:style-name="P7">git pull origin master</text:p>
      <text:p text:style-name="P7">git push origin master</text:p>
      <text:p text:style-name="P7"/>
      <text:p text:style-name="P7">Continuamos con la programación. </text:p>
      <text:p text:style-name="P8">Importamos el archivo constantes.py</text:p>
      <text:p text:style-name="P8"/>
      <text:p text:style-name="P8">from costantes impor<text:span text:style-name="T3">t</text:span> API_KEY, <text:span text:style-name="T3">CYBERMITOTOKEN #son los tokens de ML4K y TelegramBot</text:span></text:p>
      <text:p text:style-name="P8"/>
      <text:p text:style-name="P9">Seguidamente inicializamos el registro de log’s y los objetos updater y dispatcher para la conexión con el bot de Telegram y poder proceder a una recepción y envío de mensajes. </text:p>
      <text:p text:style-name="P9"/>
      <text:p text:style-name="P9">updater = Updater(token=API_KEY, use_context=True)</text:p>
      <text:p text:style-name="P9">dispatcher = updater.dispatcher</text:p>
      <text:p text:style-name="P9">print(updater) #esto lo pongo para comprobar que se ha creado sin problema. </text:p>
      <text:p text:style-name="P8"/>
      <text:p text:style-name="P10">Comprobamos que todo sigue funcionando correctamente después de haber agregado algunas líneas de código. </text:p>
      <text:p text:style-name="P10"/>
      <text:p text:style-name="P10"><text:soft-page-break/>En la terminal ejecutamos: python3 hazmefeliz.py, y debería salir impreso en pantalla el objeto creado y la pregunta ¿que quieres decirme?.</text:p>
      <text:p text:style-name="P10"/>
      <text:p text:style-name="P10">Continuamos. </text:p>
      <text:p text:style-name="P10"/>
      <text:p text:style-name="P10">Vamos a comenzar a definir las funciones que se ejecutarán según la llamada del handler correspondiente. Recordemos que un handler es una especie de disparador que responderá a las actualizaciones que detecte el updater. Estos handler pueden ser desde mensaje, comando, etc. </text:p>
      <text:p text:style-name="P10"/>
      <text:p text:style-name="P10">Vamos a definir los comandos de inicio y fin, los cuales van a responder a /start /adios y /help.</text:p>
      <text:p text:style-name="P10"/>
      <text:p text:style-name="P10">def start(update: Update, context: CallbackContext):</text:p>
      <text:p text:style-name="P10"><text:tab/>context.bot.send_message(chat_id=update.effective_chat.id, text=”Hola, soy un bot en aprendizaje, dime algo y te responderé”)</text:p>
      <text:p text:style-name="P10"/>
      <text:p text:style-name="P10">def adios(update: Update, context: CallbackContext):</text:p>
      <text:p text:style-name="P10"><text:tab/>context.bot.send_message<text:span text:style-name="T4">(chat_id=update.effective_chat.id, text=”¿Ya te vas?, bueno, encantado de aprender contigo”)</text:span></text:p>
      <text:p text:style-name="P10"/>
      <text:p text:style-name="P11">def help(update: Update, context: CallbackContext):</text:p>
      <text:p text:style-name="P11"><text:tab/>context.bot.send_message(chat_id=update.effective_chat.id, text=”Dime palabras o frases tanto bonitas como feas, responderé con la emoción correspondiente. Si no la entiendo intentaré aprenderla para ampliar mi eficacia.”)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6.2$Linux_X86_64 LibreOffice_project/00$Build-2</meta:generator>
    <dc:date>2022-03-08T05:39:55.085035519</dc:date>
    <meta:editing-duration>PT2H15M5S</meta:editing-duration>
    <meta:editing-cycles>6</meta:editing-cycles>
    <meta:document-statistic meta:table-count="0" meta:image-count="0" meta:object-count="0" meta:page-count="3" meta:paragraph-count="66" meta:word-count="568" meta:character-count="4008" meta:non-whitespace-character-count="3494"/>
  </office:meta>
</office:document-meta>
</file>